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E17496E1D93E65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system" style:font-pitch="variable"/>
    <style:font-face style:name="游明朝1" svg:font-family="游明朝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68cm" fo:min-width="0.6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2cm" fo:min-width="0.74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1.5cm"/>
      <style:paragraph-properties style:writing-mode="lr-tb"/>
    </style:style>
    <style:style style:name="gr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1cm" fo:min-width="1.4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2cm" fo:min-width="1.745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932cm" fo:min-width="0.245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777cm" fo:min-width="0.745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932cm" fo:min-width="1.24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auto-grow-width="true" fo:min-height="0.687cm" fo:min-width="0.425cm"/>
      <style:paragraph-properties style:writing-mode="lr-tb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outline1" style:list-style-name="L2">
      <style:graphic-properties fo:min-height="8.88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subtitle">
      <style:graphic-properties draw:fill-color="#ffffff" fo:min-height="9.134cm"/>
      <style:paragraph-properties style:writing-mode="lr-tb"/>
    </style:style>
    <style:style style:name="pr5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font-name="游ゴシック1" style:font-name-asian="游ゴシック1" fo:hyphenate="false" loext:hyphenation-no-caps="false"/>
    </style:style>
    <style:style style:name="P2" style:family="paragraph">
      <style:text-properties style:font-name="游ゴシック1" style:font-name-asian="游ゴシック1"/>
    </style:style>
    <style:style style:name="P3" style:family="paragraph">
      <style:paragraph-properties fo:margin-left="0cm" fo:margin-right="0cm" fo:margin-top="0.3cm" fo:margin-bottom="0cm" fo:text-align="center" fo:text-indent="0cm"/>
    </style:style>
    <style:style style:name="P4" style:family="paragraph">
      <style:paragraph-properties fo:margin-left="0cm" fo:margin-right="0cm" fo:margin-top="0.3cm" fo:margin-bottom="0cm" fo:text-align="end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374cm" fo:text-align="start" fo:text-indent="0cm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-color="#ffffff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.3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.3cm" fo:line-height="100%" fo:text-indent="0cm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.2cm" fo:margin-bottom="0cm" fo:text-align="start"/>
      <style:text-properties fo:font-size="15pt" style:font-size-asian="15pt" style:font-size-complex="15pt"/>
    </style:style>
    <style:style style:name="P21" style:family="paragraph">
      <style:paragraph-properties fo:margin-top="0cm" fo:margin-bottom="0cm"/>
      <style:text-properties fo:font-size="16pt" style:font-size-asian="16pt" style:font-size-complex="16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margin-top="0.4cm" fo:margin-bottom="0cm"/>
      <style:text-properties fo:font-size="18pt" style:font-size-asian="18pt" style:font-size-complex="18pt"/>
    </style:style>
    <style:style style:name="P24" style:family="paragraph">
      <style:paragraph-properties fo:margin-top="0.5cm" fo:margin-bottom="0cm"/>
      <style:text-properties fo:font-size="18pt" style:font-size-asian="18pt" style:font-size-complex="18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游ゴシック1" fo:font-size="44pt" style:font-name-asian="游ゴシック1" style:font-size-asian="44pt" style:font-size-complex="44pt"/>
    </style:style>
    <style:style style:name="T2" style:family="text">
      <style:text-properties style:font-name="游ゴシック1" fo:font-size="16pt" style:font-name-asian="游ゴシック1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游ゴシック1" fo:font-size="16pt" fo:font-style="normal" fo:text-shadow="none" style:text-underline-style="none" fo:font-weight="normal" style:letter-kerning="true" style:font-name-asian="游ゴシック1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游明朝1" fo:font-size="15pt" style:font-name-asian="游明朝1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游ゴシック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游ゴシック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text-style-name="P2" draw:layer="layout" svg:width="25.199cm" svg:height="2.629cm" svg:x="0.801cm" svg:y="6.371cm" presentation:class="title" presentation:user-transformed="true">
          <draw:text-box>
            <text:p text:style-name="P1"><text:span text:style-name="T1">図書管理システム</text:span></text:p>
          </draw:text-box>
        </draw:frame>
        <draw:frame presentation:style-name="pr2" draw:text-style-name="P3" draw:layer="layout" svg:width="7.5cm" svg:height="4.5cm" svg:x="18cm" svg:y="10.5cm" presentation:class="outline" presentation:user-transformed="true">
          <draw:text-box draw:corner-radius="7cm">
            <text:list text:style-name="L2">
              <text:list-header>
                <text:p text:style-name="P3"><text:span text:style-name="T2">メンバー <text:s text:c="5"/></text:span><text:span text:style-name="T3">一瀬 楓</text:span></text:p>
                <text:p text:style-name="P4"><text:span text:style-name="T2">大坂 真也</text:span></text:p>
                <text:p text:style-name="P4"><text:span text:style-name="T2">清田 真由</text:span></text:p>
                <text:p text:style-name="P4"><text:span text:style-name="T2">本間 瑠優</text:span></text:p>
                <text:p text:style-name="P3"><text:span text:style-name="T4"/></text:p>
              </text:list-header>
            </text:list>
          </draw:text-box>
        </draw:frame>
        <draw:frame draw:style-name="gr1" draw:text-style-name="P5" draw:layer="layout" svg:width="4cm" svg:height="4cm" svg:x="20cm" svg:y="5.5cm">
          <draw:image xlink:href="Pictures/100000010000025800000258E17496E1D93E6521.png" xlink:type="simple" xlink:show="embed" xlink:actuate="onLoad" draw:mime-type="image/png">
            <text:p/>
          </draw:image>
        </draw:frame>
        <draw:frame draw:style-name="gr2" draw:text-style-name="P7" draw:layer="layout" svg:width="1.19cm" svg:height="0.93cm" svg:x="27cm" svg:y="14.82cm">
          <draw:text-box>
            <text:p text:style-name="P6"><text:span text:style-name="T5"><text:page-number>&lt;番号&gt;</text:page-number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1" draw:layer="layout" svg:width="25.199cm" svg:height="2.629cm" svg:x="1.4cm" svg:y="0.628cm" presentation:class="title">
          <draw:text-box>
            <text:p text:style-name="P5">目次</text:p>
          </draw:text-box>
        </draw:frame>
        <draw:frame presentation:style-name="pr4" draw:text-style-name="P11" draw:layer="layout" svg:width="17.1cm" svg:height="9.134cm" svg:x="6.9cm" svg:y="3.5cm" presentation:class="subtitle" presentation:user-transformed="true">
          <draw:text-box>
            <text:p text:style-name="P9"><text:span text:style-name="T6"/></text:p>
            <text:p text:style-name="P10"><text:span text:style-name="T6">1. </text:span><text:span text:style-name="T6">チームとしての目標</text:span></text:p>
            <text:p text:style-name="P10"><text:span text:style-name="T6">2. </text:span><text:span text:style-name="T6">各個人の目標</text:span></text:p>
            <text:p text:style-name="P10"><text:span text:style-name="T6">3. </text:span><text:span text:style-name="T6">作成物概要（ユースケース図や画面遷移図などを見せながら解説）</text:span></text:p>
            <text:p text:style-name="P10"><text:span text:style-name="T6">4. </text:span><text:span text:style-name="T6">工夫した点</text:span></text:p>
            <text:p text:style-name="P10"><text:span text:style-name="T6">5. </text:span><text:span text:style-name="T6">デモ</text:span></text:p>
            <text:p text:style-name="P10"><text:span text:style-name="T6">6. </text:span><text:span text:style-name="T6">苦労した点</text:span></text:p>
            <text:p text:style-name="P10"><text:span text:style-name="T6">7. </text:span><text:span text:style-name="T6">今後の課題</text:span></text:p>
            <text:p text:style-name="P10"><text:span text:style-name="T6">8. </text:span><text:span text:style-name="T6">学んだ点、よくできた、成長した点。配属に向けての意気込み </text:span></text:p>
          </draw:text-box>
        </draw:frame>
        <draw:frame draw:style-name="gr4" draw:text-style-name="P7" draw:layer="layout" svg:width="1.95cm" svg:height="1.182cm" svg:x="26.55cm" svg:y="14.818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1. </text:span><text:span text:style-name="T7">チームとしての目標</text:span></text:p>
          </draw:text-box>
        </draw:frame>
        <draw:frame presentation:style-name="pr5" draw:layer="layout" svg:width="25.199cm" svg:height="9.134cm" svg:x="1.5cm" svg:y="4.5cm" presentation:class="outline" presentation:user-transformed="true">
          <draw:text-box>
            <text:list text:style-name="L5">
              <text:list-item>
                <text:p text:style-name="P14"><text:span text:style-name="T4">シンプル設計を目指す</text:span></text:p>
                <text:p text:style-name="P14"><text:span text:style-name="T8"/></text:p>
                <text:p text:style-name="P14"><text:span text:style-name="T9">　他の班よりも人数が少ないため個々の担当部分が多くなります。</text:span></text:p>
                <text:p text:style-name="P14"><text:span text:style-name="T9">そのため、デザインや動きに凝りすぎず、現在の私たちの技術量にあったシンプルな設計を心掛けました。</text:span></text:p>
                <text:p text:style-name="P14"><text:span text:style-name="T9">これにより、最終的の起こるエラーを減らし、納期までに完成できることを目指しました。</text:span></text:p>
                <text:p text:style-name="P14"><text:span text:style-name="T9"/></text:p>
                <text:p text:style-name="P14"><text:span text:style-name="T9"/></text:p>
              </text:list-item>
            </text:list>
          </draw:text-box>
        </draw:frame>
        <draw:frame draw:style-name="gr5" draw:text-style-name="P7" draw:layer="layout" svg:width="2cm" svg:height="1.187cm" svg:x="26.5cm" svg:y="14.813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7">2. </text:span><text:span text:style-name="T7">各個人の目標</text:span></text:p>
          </draw:text-box>
        </draw:frame>
        <draw:frame presentation:style-name="pr5" draw:layer="layout" svg:width="11.5cm" svg:height="7.815cm" svg:x="1.5cm" svg:y="4.185cm" presentation:class="outline" presentation:user-transformed="true">
          <draw:text-box>
            <text:list text:style-name="L2">
              <text:list-header>
                <text:p text:style-name="P14"><text:span text:style-name="T10">（１）一瀬 楓 </text:span></text:p>
                <text:p text:style-name="P14"><text:span text:style-name="T10">　目標：わかりやすくサポートをすること</text:span></text:p>
                <text:p text:style-name="P14"><text:span text:style-name="T10">　役割：会員検索機能関連</text:span></text:p>
                <text:p text:style-name="P14"><text:span text:style-name="T10"/></text:p>
                <text:p text:style-name="P14"><text:span text:style-name="T10">（２）大坂 真也 </text:span></text:p>
                <text:p text:style-name="P14"><text:span text:style-name="T10">　目標：エラーのないシステムを作ること</text:span></text:p>
                <text:p text:style-name="P14"><text:span text:style-name="T10">　役割：返却機能関連</text:span></text:p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style-name="gr6" draw:text-style-name="P16" draw:layer="layout" svg:width="10cm" svg:height="8cm" svg:x="14.5cm" svg:y="4cm">
          <draw:text-box>
            <text:p text:style-name="P15"><text:span text:style-name="T10">（３）清田 真由</text:span></text:p>
            <text:p text:style-name="P15"><text:span text:style-name="T10">　目標：完成納期に間に合うように　　　　　コードを書き終えること</text:span></text:p>
            <text:p text:style-name="P15"><text:span text:style-name="T10">　役割：資料管理機能関連</text:span></text:p>
            <text:p text:style-name="P15"><text:span text:style-name="T10"/></text:p>
            <text:p text:style-name="P15"><text:span text:style-name="T10">（４）本間 瑠優</text:span></text:p>
            <text:p text:style-name="P15"><text:span text:style-name="T10">　目標：自分の担当部分をきちんと完　　　　成させること</text:span></text:p>
            <text:p text:style-name="P15"><text:span text:style-name="T10">　役割：貸出機能関連</text:span></text:p>
          </draw:text-box>
        </draw:frame>
        <draw:frame draw:style-name="gr7" draw:text-style-name="P18" draw:layer="layout" svg:width="12cm" svg:height="0.836cm" svg:x="9cm" svg:y="13cm">
          <draw:text-box>
            <text:p text:style-name="P17"><text:span text:style-name="T11">　上記が個人の目標になります。</text:span></text:p>
          </draw:text-box>
        </draw:frame>
        <draw:frame draw:style-name="gr8" draw:text-style-name="P7" draw:layer="layout" svg:width="1.95cm" svg:height="1.25cm" svg:x="27cm" svg:y="14.75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3. </text:span><text:span text:style-name="T7">作成物概要</text:span></text:p>
          </draw:text-box>
        </draw:frame>
        <draw:frame presentation:style-name="pr5" draw:text-style-name="P19" draw:layer="layout" svg:width="9.699cm" svg:height="5.5cm" svg:x="2.801cm" svg:y="5.5cm" presentation:class="outline" presentation:user-transformed="true">
          <draw:text-box>
            <text:list text:style-name="L2">
              <text:list-item>
                <text:p text:style-name="P19"><text:span text:style-name="T12">画面レイアウト図</text:span></text:p>
              </text:list-item>
              <text:list-item>
                <text:p text:style-name="P19"><text:span text:style-name="T12">ER</text:span><text:span text:style-name="T12">図</text:span></text:p>
              </text:list-item>
              <text:list-item>
                <text:p text:style-name="P19"><text:span text:style-name="T12">クラス図</text:span></text:p>
              </text:list-item>
              <text:list-item>
                <text:p text:style-name="P19"><text:span text:style-name="T12">画面遷移図</text:span></text:p>
              </text:list-item>
            </text:list>
          </draw:text-box>
        </draw:frame>
        <draw:frame draw:style-name="gr9" draw:text-style-name="P7" draw:layer="layout" svg:width="2.245cm" svg:height="1.182cm" svg:x="27cm" svg:y="14.818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4. </text:span><text:span text:style-name="T7">工夫した点</text:span></text:p>
          </draw:text-box>
        </draw:frame>
        <draw:frame presentation:style-name="pr5" draw:text-style-name="P20" draw:layer="layout" svg:width="21.5cm" svg:height="9.134cm" svg:x="3.5cm" svg:y="3.866cm" presentation:class="outline" presentation:user-transformed="true">
          <draw:text-box>
            <text:p text:style-name="P20"><text:span text:style-name="T10">（１）一瀬 楓 </text:span></text:p>
            <text:p text:style-name="P20"><text:span text:style-name="T10">　会員検索を使う場所が複数あるため、機能を使いまわせるようにすること</text:span></text:p>
            <text:p text:style-name="P20"><text:span text:style-name="T10"/></text:p>
            <text:p text:style-name="P20"><text:span text:style-name="T10">（２）大坂 真也 </text:span></text:p>
            <text:p text:style-name="P20"><text:span text:style-name="T10">　画面レイアウトを中央寄せにすることで見やすくしたこと</text:span></text:p>
            <text:p text:style-name="P20"><text:span text:style-name="T10"/></text:p>
            <text:p text:style-name="P20"><text:span text:style-name="T10">（３）清田 真由</text:span></text:p>
            <text:p text:style-name="P20"><text:span text:style-name="T10">　作業中に使いにくそうな部分を見つけた際、柔軟に仕様の変更を行ったこと</text:span></text:p>
            <text:p text:style-name="P20"><text:span text:style-name="T10"/></text:p>
            <text:p text:style-name="P20"><text:span text:style-name="T10">（４）本間 瑠優</text:span></text:p>
            <text:p text:style-name="P20"><text:span text:style-name="T10">　見やすい、わかりやすいを意識した画面レイアウトにしたこと</text:span></text:p>
            <text:p text:style-name="P20"><text:span text:style-name="T10"/></text:p>
            <text:p text:style-name="P20"><text:span text:style-name="T10">　上記が個人の工夫した点になります。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</draw:text-box>
        </draw:frame>
        <draw:frame draw:style-name="gr4" draw:text-style-name="P7" draw:layer="layout" svg:width="1.95cm" svg:height="1.182cm" svg:x="27cm" svg:y="14.818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5. </text:span><text:span text:style-name="T7">デモ</text:span></text:p>
          </draw:text-box>
        </draw:frame>
        <draw:frame presentation:style-name="pr5" draw:layer="layout" svg:width="25.199cm" svg:height="9.134cm" svg:x="1.4cm" svg:y="3.257cm" presentation:class="outline" presentation:placeholder="true" presentation:user-transformed="true">
          <draw:text-box/>
        </draw:frame>
        <draw:frame draw:style-name="gr10" draw:text-style-name="P7" draw:layer="layout" svg:width="1.95cm" svg:height="1.182cm" svg:x="27cm" svg:y="14.818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6. </text:span><text:span text:style-name="T7">苦労した点</text:span></text:p>
          </draw:text-box>
        </draw:frame>
        <draw:frame presentation:style-name="pr5" draw:text-style-name="P21" draw:layer="layout" svg:width="22cm" svg:height="9.134cm" svg:x="2.5cm" svg:y="4.366cm" presentation:class="outline" presentation:user-transformed="true">
          <draw:text-box>
            <text:p text:style-name="P21"><text:span text:style-name="T8">（１）一瀬 楓 </text:span></text:p>
            <text:p text:style-name="P21"><text:span text:style-name="T8">　わかりやすく教えるにはどうしたらいいのかということ</text:span></text:p>
            <text:p text:style-name="P21"><text:span text:style-name="T8"/></text:p>
            <text:p text:style-name="P21"><text:span text:style-name="T8">（２）大坂 真也 </text:span></text:p>
            <text:p text:style-name="P21"><text:span text:style-name="T8">　エラーが出た際に、どのように解決したらいいのかわからなかったこと</text:span></text:p>
            <text:p text:style-name="P21"><text:span text:style-name="T8"/></text:p>
            <text:p text:style-name="P21"><text:span text:style-name="T8">（３）清田 真由</text:span></text:p>
            <text:p text:style-name="P21"><text:span text:style-name="T8">　一つの処理で複数のテーブルを使用したため、コーディングが難しかったこと</text:span></text:p>
            <text:p text:style-name="P21"><text:span text:style-name="T8"/></text:p>
            <text:p text:style-name="P21"><text:span text:style-name="T8">（４）本間 瑠優</text:span></text:p>
            <text:p text:style-name="P21"><text:span text:style-name="T8">　画面表示のコードができても、サーブレット等のコードを作成することが難しかったこと</text:span></text:p>
            <text:p text:style-name="P21"><text:span text:style-name="T8"/></text:p>
            <text:p text:style-name="P21"><text:span text:style-name="T8">　上記が個人の苦労した点です。</text:span></text:p>
          </draw:text-box>
        </draw:frame>
        <draw:frame draw:style-name="gr11" draw:text-style-name="P7" draw:layer="layout" svg:width="1.245cm" svg:height="1.027cm" svg:x="27cm" svg:y="14.723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7. </text:span><text:span text:style-name="T7">今後の課題</text:span></text:p>
          </draw:text-box>
        </draw:frame>
        <draw:frame presentation:style-name="pr5" draw:text-style-name="P22" draw:layer="layout" svg:width="25.199cm" svg:height="9.134cm" svg:x="1.4cm" svg:y="3.685cm" presentation:class="outline">
          <draw:text-box>
            <text:list text:style-name="L2">
              <text:list-header>
                <text:p text:style-name="P22"><text:span text:style-name="T9">（１）画面レイアウトの統一</text:span></text:p>
                <text:p text:style-name="P22"><text:span text:style-name="T9">　機能を動かせるようにすることを優先したため、画面レイアウトの統一まで回らなかったため。</text:span></text:p>
                <text:p text:style-name="P22"><text:span text:style-name="T9"/></text:p>
                <text:p text:style-name="P22"><text:span text:style-name="T9">（２）全体の課題</text:span></text:p>
                <text:p text:style-name="P23"><text:span text:style-name="T9">　自己学習を行っていくことです。</text:span></text:p>
                <text:p text:style-name="P24"><text:span text:style-name="T9">今回、システム開発を行っていく上で、知識量がまだまだ足りないと感じました。そのため、自己学習を積む重ねることで、技術量をつけていけるよう努力していくことが課題です。</text:span></text:p>
                <text:p text:style-name="P24"><text:span text:style-name="T9"/></text:p>
                <text:p text:style-name="P22"><text:span text:style-name="T9"/></text:p>
              </text:list-header>
            </text:list>
          </draw:text-box>
        </draw:frame>
        <draw:frame draw:style-name="gr4" draw:text-style-name="P7" draw:layer="layout" svg:width="1.95cm" svg:height="1.182cm" svg:x="27cm" svg:y="14.818cm">
          <draw:text-box>
            <text:p text:style-name="P6"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7">8. </text:span><text:span text:style-name="T7">学んだ点</text:span></text:p>
          </draw:text-box>
        </draw:frame>
        <draw:frame presentation:style-name="pr5" draw:text-style-name="P24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24"><text:span text:style-name="T9">学んだ点</text:span></text:p>
                <text:p text:style-name="P24"><text:span text:style-name="T9">　全体を通して、システム開発の流れを知れたことです。システムを実装するには、多くのコードの組み合わせでできているのだとわかりました。授業でコードについて学んでいましたが、それ以上のコードを組み合わせ、やっと一つのシステムが完成する大変さを知ることができました。</text:span></text:p>
                <text:p text:style-name="P24"><text:span text:style-name="T9">　また、開発する上で、周りとの協力や意思疎通が重要になってくると感じました。</text:span><text:span text:style-name="T13">私たちのシステムも先生方や他の班の方、メンバーに助けられながら、やっと完成させることができました。システム開発は一人ではできず、周りとの連携が必要となってきます。そのため、技術量はもちろんのこと、コミュニケーションも大切であると気づくことができました。</text:span></text:p>
                <text:p text:style-name="P24"><text:span text:style-name="T9"/></text:p>
                <text:p text:style-name="P24"><text:span text:style-name="T9"/></text:p>
                <text:p text:style-name="P24"><text:span text:style-name="T10"/></text:p>
              </text:list-item>
            </text:list>
          </draw:text-box>
        </draw:frame>
        <draw:frame draw:style-name="gr12" draw:text-style-name="P25" draw:layer="layout" svg:width="1.745cm" svg:height="1.182cm" svg:x="26.755cm" svg:y="14.818cm">
          <draw:text-box>
            <text:p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26"><text:span text:style-name="T7">9</text:span><text:span text:style-name="T7">．配属に向けての意気込み</text:span></text:p>
          </draw:text-box>
        </draw:frame>
        <draw:frame presentation:style-name="pr5" draw:text-style-name="P19" draw:layer="layout" svg:width="25.199cm" svg:height="6.634cm" svg:x="1.801cm" svg:y="5cm" presentation:class="outline" presentation:user-transformed="true">
          <draw:text-box>
            <text:p text:style-name="P19"><text:span text:style-name="T12">・配属に向けての意気込み</text:span></text:p>
            <text:p text:style-name="P19"><text:span text:style-name="T12">　二か月の研修を行ってきましたが、まだまだつたない点が多くあります。ですが、システムを完成させるまでに、全員が自主的に朝早く来て作業し、任された作業をしっかり完成させようと行動、努力できるメンバーです。</text:span></text:p>
            <text:p text:style-name="P19"><text:span text:style-name="T12">　そのため、配属された際には至らない点も多くあると思いますが、一つ一つ頑張ってまいりますので、温かい目で見守っていただけたら、幸いです。</text:span></text:p>
          </draw:text-box>
        </draw:frame>
        <draw:frame draw:style-name="gr13" draw:text-style-name="P25" draw:layer="layout" svg:width="0.925cm" svg:height="0.937cm" svg:x="27cm" svg:y="14.813cm">
          <draw:text-box>
            <text:p><text:span text:style-name="T5"><text:page-number>&lt;番号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system" style:font-pitch="variable"/>
    <style:font-face style:name="游明朝1" svg:font-family="游明朝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ja" style:country-asian="JP" style:font-name-complex="Arial1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游ゴシック2" style:font-family-asian="游ゴシック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12:13:43.136000000</meta:creation-date>
    <dc:date>2022-05-27T15:06:03.921000000</dc:date>
    <meta:editing-duration>PT2H21M31S</meta:editing-duration>
    <meta:editing-cycles>17</meta:editing-cycles>
    <meta:generator>LibreOffice/7.2.5.2$Windows_X86_64 LibreOffice_project/499f9727c189e6ef3471021d6132d4c694f357e5</meta:generator>
    <meta:document-statistic meta:object-count="79"/>
  </office:meta>
</office:document-meta>
</file>